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sRequestConditionTests.equallyMatchingPatternsAreBoth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sRequestConditionTests.matc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RequestConditionTests.compareNumberOfMatching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sRequestConditionTests.comparePatternSpecifi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ternsRequestConditionTests.matchTrail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tternsRequestConditionTests.prependNonEmptyPattern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RequestConditionTests.matchWithEmpty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sRequestConditionTests.combineOnePatternWithEmpt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sRequestConditionTests.combineEmpty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sRequestConditionTests.createPatternsCondition(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RequestConditionTests.combineMultipl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sRequestConditionTests.matchDirec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ternsRequestConditionTests.compareToConsistentWith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sRequestConditionTests.matchSor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sRequestConditionTests.matchPatternContains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